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LO SANDOMIERZ,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ZYFR VISIONER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LASA DRUGA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 MATYK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FGR PRNEK 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08:09:00.2383595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09:13.167187518</meta:creation-date>
    <meta:editing-duration>PT6M32S</meta:editing-duration>
    <meta:editing-cycles>2</meta:editing-cycles>
    <meta:generator>LibreOffice/6.0.7.3$Linux_X86_64 LibreOffice_project/00m0$Build-3</meta:generator>
    <dc:date>2019-02-27T08:15:32.432520786</dc:date>
    <meta:document-statistic meta:table-count="1" meta:cell-count="21" meta:object-count="0"/>
  </office:meta>
</office:document-meta>
</file>